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6fa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09:35:31.225666780</dc:date>
    <meta:editing-duration>PT2H47M3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57" meta:non-whitespace-character-count="54"/>
  </office:meta>
</office:document-meta>
</file>